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DejaVu Sans" fo:font-size="14pt" officeooo:rsid="0005ad17" officeooo:paragraph-rsid="0005ad17" style:font-size-asian="14pt" style:font-size-complex="14pt"/>
    </style:style>
    <style:style style:name="P2" style:family="paragraph" style:parent-style-name="Standard" style:list-style-name="L1">
      <loext:graphic-properties draw:fill="none"/>
      <style:paragraph-properties fo:line-height="115%" fo:background-color="transparent">
        <style:tab-stops/>
      </style:paragraph-properties>
      <style:text-properties style:font-name="DejaVu Sans" fo:font-size="12pt" fo:font-weight="normal" officeooo:rsid="000662f0" officeooo:paragraph-rsid="000dda9d" style:font-size-asian="12pt" style:font-weight-asian="normal" style:font-name-complex="Arial" style:font-size-complex="12pt" style:font-weight-complex="normal"/>
    </style:style>
    <style:style style:name="P3" style:family="paragraph" style:parent-style-name="Standard" style:list-style-name="L1">
      <loext:graphic-properties draw:fill="none"/>
      <style:paragraph-properties fo:line-height="115%" fo:background-color="transparent">
        <style:tab-stops/>
      </style:paragraph-properties>
      <style:text-properties style:font-name="DejaVu Sans" fo:font-size="12pt" fo:font-weight="normal" officeooo:rsid="000662f0" officeooo:paragraph-rsid="000877a3" style:font-size-asian="12pt" style:font-weight-asian="normal" style:font-name-complex="Arial" style:font-size-complex="12pt" style:font-weight-complex="normal"/>
    </style:style>
    <style:style style:name="P4" style:family="paragraph" style:parent-style-name="Standard" style:list-style-name="L1">
      <loext:graphic-properties draw:fill="none"/>
      <style:paragraph-properties fo:line-height="115%" fo:background-color="transparent">
        <style:tab-stops/>
      </style:paragraph-properties>
      <style:text-properties style:font-name="DejaVu Sans" fo:font-size="12pt" fo:font-weight="normal" officeooo:rsid="000662f0" officeooo:paragraph-rsid="000662f0" style:font-size-asian="12pt" style:font-weight-asian="normal" style:font-name-complex="Arial" style:font-size-complex="12pt" style:font-weight-complex="normal"/>
    </style:style>
    <style:style style:name="P5" style:family="paragraph" style:parent-style-name="Standard" style:list-style-name="L1" style:master-page-name="">
      <loext:graphic-properties draw:fill="none"/>
      <style:paragraph-properties fo:margin-left="0.5618in" fo:margin-right="0in" fo:line-height="115%" fo:text-indent="-0.3752in" style:auto-text-indent="false" style:page-number="auto" fo:background-color="transparent">
        <style:tab-stops/>
      </style:paragraph-properties>
      <style:text-properties style:font-name="DejaVu Sans" fo:font-size="12pt" fo:font-weight="normal" officeooo:rsid="0005ad17" officeooo:paragraph-rsid="0005ad17" style:font-size-asian="12pt" style:font-weight-asian="normal" style:font-name-complex="Arial" style:font-size-complex="12pt" style:font-weight-complex="normal"/>
    </style:style>
    <style:style style:name="P6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5ad17" officeooo:paragraph-rsid="0005ad17" style:font-size-asian="12pt" style:font-weight-asian="normal" style:font-name-complex="Arial" style:font-size-complex="12pt" style:font-weight-complex="normal"/>
    </style:style>
    <style:style style:name="P7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d9dc8" officeooo:paragraph-rsid="0005ad17" style:font-size-asian="12pt" style:font-weight-asian="normal" style:font-name-complex="Arial" style:font-size-complex="12pt" style:font-weight-complex="normal"/>
    </style:style>
    <style:style style:name="P8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d9dc8" officeooo:paragraph-rsid="00064fb8" style:font-size-asian="12pt" style:font-weight-asian="normal" style:font-name-complex="Arial" style:font-size-complex="12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d9dc8" officeooo:paragraph-rsid="000877a3" style:font-size-asian="12pt" style:font-weight-asian="normal" style:font-name-complex="Arial" style:font-size-complex="12pt" style:font-weight-complex="normal"/>
    </style:style>
    <style:style style:name="P10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671ff" officeooo:paragraph-rsid="000671ff" style:font-size-asian="12pt" style:font-weight-asian="normal" style:font-name-complex="Arial" style:font-size-complex="12pt" style:font-weight-complex="normal"/>
    </style:style>
    <style:style style:name="P11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64fb8" officeooo:paragraph-rsid="00064fb8" style:font-size-asian="12pt" style:font-weight-asian="normal" style:font-name-complex="Arial" style:font-size-complex="12pt" style:font-weight-complex="normal"/>
    </style:style>
    <style:style style:name="P12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a6475" officeooo:paragraph-rsid="000a6475" style:font-size-asian="12pt" style:font-weight-asian="normal" style:font-name-complex="Arial" style:font-size-complex="12pt" style:font-weight-complex="normal"/>
    </style:style>
    <style:style style:name="P13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bfb4b" officeooo:paragraph-rsid="000bfb4b" style:font-size-asian="12pt" style:font-weight-asian="normal" style:font-name-complex="Arial" style:font-size-complex="12pt" style:font-weight-complex="normal"/>
    </style:style>
    <style:style style:name="P14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cce50" officeooo:paragraph-rsid="000cce50" style:font-size-asian="12pt" style:font-weight-asian="normal" style:font-name-complex="Arial" style:font-size-complex="12pt" style:font-weight-complex="normal"/>
    </style:style>
    <style:style style:name="P15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72cf7" officeooo:paragraph-rsid="000877a3" style:font-size-asian="12pt" style:font-weight-asian="normal" style:font-name-complex="Arial" style:font-size-complex="12pt" style:font-weight-complex="normal"/>
    </style:style>
    <style:style style:name="P16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877a3" officeooo:paragraph-rsid="000877a3" style:font-size-asian="12pt" style:font-weight-asian="normal" style:font-name-complex="Arial" style:font-size-complex="12pt" style:font-weight-complex="normal"/>
    </style:style>
    <style:style style:name="P17" style:family="paragraph" style:parent-style-name="Standard" style:list-style-name="L1">
      <loext:graphic-properties draw:fill="none"/>
      <style:paragraph-properties fo:margin-left="0.5618in" fo:margin-right="0in" fo:line-height="115%" fo:text-indent="-0.3752in" style:auto-text-indent="false" fo:background-color="transparent">
        <style:tab-stops/>
      </style:paragraph-properties>
      <style:text-properties style:font-name="DejaVu Sans" fo:font-size="12pt" fo:font-weight="normal" officeooo:rsid="000dda9d" officeooo:paragraph-rsid="000dda9d" style:font-size-asian="12pt" style:font-weight-asian="normal" style:font-name-complex="Arial" style:font-size-complex="12pt" style:font-weight-complex="normal"/>
    </style:style>
    <style:style style:name="P18" style:family="paragraph" style:parent-style-name="Standard" style:list-style-name="L1" style:master-page-name="">
      <loext:graphic-properties draw:fill="none"/>
      <style:paragraph-properties fo:margin-left="0.6252in" fo:margin-right="0in" fo:line-height="115%" fo:text-indent="-0.4366in" style:auto-text-indent="false" style:page-number="auto" fo:background-color="transparent">
        <style:tab-stops/>
      </style:paragraph-properties>
      <style:text-properties style:font-name="DejaVu Sans" fo:font-size="11pt" fo:font-weight="normal" officeooo:rsid="00124b90" officeooo:paragraph-rsid="00072cf7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1">
      <loext:graphic-properties draw:fill="none"/>
      <style:paragraph-properties fo:margin-left="0.4366in" fo:margin-right="0in" fo:line-height="115%" fo:text-indent="-0.25in" style:auto-text-indent="false" fo:background-color="transparent">
        <style:tab-stops/>
      </style:paragraph-properties>
      <style:text-properties style:font-name="DejaVu Sans" fo:font-size="12pt" fo:font-weight="normal" officeooo:rsid="000d9dc8" officeooo:paragraph-rsid="000877a3" style:font-size-asian="12pt" style:font-weight-asian="normal" style:font-name-complex="Arial" style:font-size-complex="12pt" style:font-weight-complex="normal"/>
    </style:style>
    <style:style style:name="T1" style:family="text">
      <style:text-properties officeooo:rsid="001706f3"/>
    </style:style>
    <style:style style:name="T2" style:family="text">
      <style:text-properties officeooo:rsid="00064fb8"/>
    </style:style>
    <style:style style:name="T3" style:family="text">
      <style:text-properties officeooo:rsid="000877a3"/>
    </style:style>
    <style:style style:name="T4" style:family="text">
      <style:text-properties officeooo:rsid="000a6475"/>
    </style:style>
    <style:style style:name="T5" style:family="text">
      <style:text-properties officeooo:rsid="000bfb4b"/>
    </style:style>
    <style:style style:name="T6" style:family="text">
      <style:text-properties officeooo:rsid="000cce50"/>
    </style:style>
    <style:style style:name="T7" style:family="text">
      <style:text-properties officeooo:rsid="000e31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02424629" text:style-name="L1">
        <text:list-item>
          <text:p text:style-name="P5">Introduction</text:p>
          <text:p text:style-name="P6">Colors skit</text:p>
          <text:p text:style-name="P6">Voices or radio skit</text:p>
          <text:p text:style-name="P6">Musical chairs skit</text:p>
        </text:list-item>
        <text:list-item>
          <text:p text:style-name="P7">“<text:span text:style-name="T2">The Kid” movie</text:span></text:p>
          <text:p text:style-name="P10">Kid Analysis</text:p>
        </text:list-item>
        <text:list-item>
          <text:p text:style-name="P7">God’s Order</text:p>
          <text:p text:style-name="P11">Delivery skit</text:p>
        </text:list-item>
        <text:list-item>
          <text:p text:style-name="P11">Pride vs Humility</text:p>
          <text:p text:style-name="P11">Obedience</text:p>
          <text:p text:style-name="P11">Forgiveness vs Unforgiveness</text:p>
          <text:p text:style-name="P11">How <text:span text:style-name="T4">ask for</text:span> forgiveness</text:p>
          <text:p text:style-name="P11">Judgment vs Compassion</text:p>
          <text:p text:style-name="P11">Judgment skit </text:p>
          <text:p text:style-name="P12">How to walk in Obedience <text:span text:style-name="T5">to god</text:span></text:p>
        </text:list-item>
        <text:list-item>
          <text:p text:style-name="P8">Who we are in Christ</text:p>
          <text:p text:style-name="P13">Lies vs truth Chart</text:p>
        </text:list-item>
        <text:list-item>
          <text:p text:style-name="P8">Who God is</text:p>
          <text:p text:style-name="P11">Psalm 23 fill in blank handout</text:p>
        </text:list-item>
        <text:list-item>
          <text:p text:style-name="P11">The fear of the Lord</text:p>
          <text:p text:style-name="P13">How to live in the fear of the Lord</text:p>
        </text:list-item>
        <text:list-item>
          <text:p text:style-name="P8"><text:span text:style-name="T6">T</text:span>he <text:span text:style-name="T1">P</text:span>resence of God</text:p>
        </text:list-item>
        <text:list-item>
          <text:p text:style-name="P8">The Cross</text:p>
        </text:list-item>
        <text:list-item>
          <text:p text:style-name="P9">Knowing your enemy,</text:p>
          <text:p text:style-name="P9">Temptation &amp; Growth through failure</text:p>
          <text:p text:style-name="P14">Armor of God</text:p>
        </text:list-item>
        <text:list-item>
          <text:p text:style-name="P18">Inner Healing/Past Wounds/Forgiveness</text:p>
        </text:list-item>
        <text:list-item>
          <text:p text:style-name="P19">The Holy Spirit</text:p>
        </text:list-item>
        <text:list-item>
          <text:p text:style-name="P16">Sexual purity</text:p>
          <text:p text:style-name="P17">Purity Prayers</text:p>
          <text:p text:style-name="P17">Breaking soul ties</text:p>
          <text:p text:style-name="P17">Confession of Misogamy</text:p>
        </text:list-item>
        <text:list-item>
          <text:p text:style-name="P15">Generational curses</text:p>
          <text:p text:style-name="P2">Armor of God</text:p>
          <text:p text:style-name="P2">Spiritual deliverance </text:p>
          <text:p text:style-name="P3">Check list hand out – Have you been involved in</text:p>
          <text:p text:style-name="P4">Misogamy</text:p>
          <text:p text:style-name="P4">Yoga</text:p>
        </text:list-item>
        <text:list-item>
          <text:p text:style-name="P7"><text:span text:style-name="T3">Holding on to your victory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14pt" officeooo:rsid="0005ad17" officeooo:paragraph-rsid="0005ad17" style:font-size-asian="14pt" style:font-size-complex="14pt"/>
    </style:style>
    <style:style style:name="MT1" style:family="text">
      <style:text-properties officeooo:rsid="000e31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ncounter 1<text:span text:style-name="MT1">5</text:span> sessions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2:55:47.723643634</meta:creation-date>
    <dc:date>2017-09-09T19:08:40.353203550</dc:date>
    <meta:editing-duration>PT1H11M5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1" meta:paragraph-count="40" meta:word-count="148" meta:character-count="801" meta:non-whitespace-character-count="703"/>
  </office:meta>
</office:document-meta>
</file>